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Times New Roman" fo:letter-spacing="normal" fo:font-style="normal" fo:font-weight="normal" fo:background-color="transparent"/>
    </style:style>
    <style:style style:name="P2" style:family="paragraph" style:parent-style-name="Text_20_body">
      <style:paragraph-properties fo:orphans="2" fo:widows="2"/>
    </style:style>
    <style:style style:name="P3" style:family="paragraph" style:parent-style-name="Text_20_body">
      <style:paragraph-properties fo:margin-top="0in" fo:margin-bottom="0in" fo:text-align="end" style:justify-single-word="false" fo:orphans="2" fo:widows="2" style:writing-mode="lr-tb"/>
      <style:text-properties fo:font-variant="normal" fo:text-transform="none" fo:color="#000000" style:text-line-through-style="none" style:font-name="Arial" fo:font-size="11.25pt" fo:letter-spacing="normal" fo:font-style="normal" style:text-underline-style="none" fo:font-weight="normal" style:text-blinking="false" fo:background-color="transparent"/>
    </style:style>
    <style:style style:name="P4"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1.25pt" fo:letter-spacing="normal" fo:font-style="normal" style:text-underline-style="none" fo:font-weight="normal" style:text-blinking="false" fo:background-color="transparent"/>
    </style:style>
    <style:style style:name="P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1.25pt" fo:letter-spacing="normal" fo:font-style="normal" style:text-underline-style="none" fo:font-weight="normal" style:text-blinking="false" fo:background-color="#ffffff"/>
    </style:style>
    <style:style style:name="P6" style:family="paragraph" style:parent-style-name="Text_20_body">
      <style:paragraph-properties fo:margin-left="0in" fo:margin-right="0in" fo:margin-top="0in" fo:margin-bottom="0in" fo:text-align="end" style:justify-single-word="false" fo:orphans="2" fo:widows="2" fo:text-indent="0in" style:auto-text-indent="false" style:writing-mode="lr-tb"/>
    </style:style>
    <style:style style:name="P7" style:family="paragraph" style:parent-style-name="Text_20_body">
      <style:paragraph-properties fo:margin-left="0in" fo:margin-right="0in" fo:margin-top="0in" fo:margin-bottom="0in" fo:text-align="end" style:justify-single-word="false" fo:orphans="2" fo:widows="2" fo:text-indent="0in" style:auto-text-indent="false" style:writing-mode="lr-tb"/>
      <style:text-properties fo:font-variant="normal" fo:text-transform="none" fo:color="#000000" style:text-line-through-style="none" style:font-name="Arial" fo:font-size="11.25pt" fo:letter-spacing="normal" fo:font-style="normal" style:text-underline-style="none" fo:font-weight="normal" style:text-blinking="false" fo:background-color="transparent"/>
    </style:style>
    <style:style style:name="P8" style:family="paragraph" style:parent-style-name="Text_20_body">
      <style:paragraph-properties fo:orphans="2" fo:widows="2"/>
      <style:text-properties fo:font-variant="normal" fo:text-transform="none" fo:color="#000000" style:font-name="Times New Roman" fo:letter-spacing="normal" fo:font-style="normal" fo:font-weight="normal" fo:background-color="transparent"/>
    </style:style>
    <style:style style:name="P9" style:family="paragraph" style:parent-style-name="Text_20_body">
      <style:paragraph-properties fo:orphans="2" fo:widows="2"/>
    </style:style>
    <style:style style:name="P10" style:family="paragraph" style:parent-style-name="Text_20_body">
      <style:paragraph-properties fo:margin-top="0in" fo:margin-bottom="0in" fo:text-align="end" style:justify-single-word="false" fo:orphans="2" fo:widows="2" style:writing-mode="lr-tb"/>
      <style:text-properties fo:font-variant="normal" fo:text-transform="none" fo:color="#000000" style:text-line-through-style="none" style:font-name="Arial" fo:font-size="11.25pt" fo:letter-spacing="normal" fo:font-style="normal" style:text-underline-style="none" fo:font-weight="normal" style:text-blinking="false" fo:background-color="transparent"/>
    </style:style>
    <style:style style:name="P1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1.25pt" fo:letter-spacing="normal" fo:font-style="normal" style:text-underline-style="none" fo:font-weight="normal" style:text-blinking="false" fo:background-color="transparent"/>
    </style:style>
    <style:style style:name="P1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1.25pt" fo:letter-spacing="normal" fo:font-style="normal" style:text-underline-style="none" fo:font-weight="normal" style:text-blinking="false" fo:background-color="#ffffff"/>
    </style:style>
    <style:style style:name="T1" style:family="text">
      <style:text-properties style:text-line-through-style="none" style:text-underline-style="none" style:text-blinking="false" fo:background-color="#ffffff"/>
    </style:style>
    <style:style style:name="T2" style:family="text">
      <style:text-properties style:text-line-through-style="none" style:font-name="Arial" fo:font-size="11.25pt" style:text-underline-style="none" style:text-blinking="false"/>
    </style:style>
    <style:style style:name="T3" style:family="text">
      <style:text-properties style:text-line-through-style="none" style:font-name="Arial" fo:font-size="11.25pt" style:text-underline-style="none" style:text-blinking="false" fo:background-color="#ffffff"/>
    </style:style>
    <style:style style:name="T4" style:family="text">
      <style:text-properties style:text-line-through-style="none" style:font-name="Arial" fo:font-size="11.25pt" style:text-underline-style="none" fo:font-weight="bold" style:text-blinking="false"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internal-source-marker_0.08273167931474745"/>Kevin Welsh</text:p>
      <text:p text:style-name="P3">Scott Farnquist</text:p>
      <text:p text:style-name="P3">Sean Sterling</text:p>
      <text:p text:style-name="P2"/>
      <text:p text:style-name="P4">Lab 11</text:p>
      <text:p text:style-name="P1"><text:line-break/><text:span text:style-name="T2">1.) </text:span><text:span text:style-name="T3">fstat() API operates on a file descriptor, whereas the stat() API operates on a path name</text:span><text:line-break/><text:line-break/><text:span text:style-name="T3">This program will display the permission bits of the argument</text:span><text:line-break/><text:line-break/><text:span text:style-name="T3">scot@scot-QX410:~/Documents/OS/LAB11$ ./b.out $(pwd)</text:span><text:line-break/><text:span text:style-name="T3">value is: 16893</text:span><text:line-break/><text:span text:style-name="T3">It is a directory</text:span><text:line-break/><text:line-break/><text:span text:style-name="T3">scot@scot-QX410:~/Documents/OS/LAB11$ stat $(pwd)</text:span><text:line-break/><text:span text:style-name="T1"> </text:span><text:span text:style-name="T3">File: `/home/scot/Documents/OS/LAB11'</text:span><text:line-break/><text:span text:style-name="T1"> </text:span><text:span text:style-name="T3">Size: 4096       Blocks: 8          IO Block: 4096   </text:span><text:span text:style-name="T4">directory</text:span><text:line-break/><text:span text:style-name="T3">Device: 807h/2055d Inode: 3834114     Links: 3</text:span><text:line-break/><text:span text:style-name="T3">Access: (0775/drwxrwxr-x)  Uid: ( 1000/    scot)   Gid: ( 1000/    scot)</text:span><text:line-break/><text:span text:style-name="T3">Access: 2011-11-17 11:28:56.000000000 -0500</text:span><text:line-break/><text:span text:style-name="T3">Modify: 2011-11-17 11:25:22.000000000 -0500</text:span><text:line-break/><text:span text:style-name="T3">Change: 2011-11-17 11:25:22.000000000 -0500</text:span><text:line-break/><text:line-break/><text:span text:style-name="T3">The modified program and stat(1) both confirm that the current directory, $(pwd), is a directory and not a ‘regular file’.</text:span><text:line-break/><text:line-break/><text:span text:style-name="T3">2.) The SampleProgram2.c opens the current working directory. Then, while there is another file in the directory, it reads it the ptr reperesenting the next directory entry in the directory stream. The program then prints the filename for each before closing after all filenames are displayed.</text:span><text:line-break/><text:line-break/><text:span text:style-name="T3">#include &lt;stdio.h&gt; </text:span><text:line-break/><text:span text:style-name="T3">#include &lt;dirent.h&gt; </text:span><text:line-break/><text:span text:style-name="T3">#include &lt;sys/stat.h&gt; </text:span><text:line-break/><text:span text:style-name="T3">#include &lt;sys/types.h&gt; </text:span><text:line-break/><text:span text:style-name="T3">#include &lt;errno.h&gt;</text:span><text:line-break/><text:line-break/><text:span text:style-name="T3">int main() </text:span><text:line-break/><text:span text:style-name="T3">{ </text:span><text:line-break/><text:span text:style-name="T1">  </text:span><text:span text:style-name="T3">DIR *dirPtr; </text:span><text:line-break/><text:span text:style-name="T1">  </text:span><text:span text:style-name="T3">struct dirent *entryPtr; </text:span><text:line-break/><text:span text:style-name="T1">  </text:span><text:span text:style-name="T3">struct stat st;</text:span><text:line-break/><text:span text:style-name="T1">  </text:span><text:span text:style-name="T3">dirPtr = opendir (".");</text:span><text:line-break/><text:line-break/><text:span text:style-name="T1">  </text:span><text:span text:style-name="T3">while ((entryPtr = readdir (dirPtr))) {</text:span><text:line-break/><text:span text:style-name="T1">     </text:span><text:span text:style-name="T3">stat(entryPtr-&gt;d_name, &amp;st);</text:span><text:line-break/><text:span text:style-name="T1">     </text:span><text:span text:style-name="T3">printf ("%9zu\t",st.st_size);</text:span><text:line-break/><text:span text:style-name="T1">     </text:span><text:span text:style-name="T3">printf ("%s\n", entryPtr-&gt;d_name);</text:span><text:line-break/><text:span text:style-name="T1">     </text:span><text:line-break/><text:span text:style-name="T1">  </text:span><text:span text:style-name="T3">}</text:span><text:line-break/><text:span text:style-name="T1">  </text:span><text:span text:style-name="T3">closedir (dirPtr); </text:span><text:line-break/><text:soft-page-break/><text:span text:style-name="T1">  </text:span><text:span text:style-name="T3">return 0; </text:span><text:line-break/><text:span text:style-name="T3">}</text:span><text:line-break/><text:line-break/><text:line-break/><text:span text:style-name="T3">[eos03:~/Documents/OS/LAB11]$ gcc -Wall SampleProgram2.c -o a.out</text:span><text:line-break/><text:span text:style-name="T3">[eos03:~/Documents/OS/LAB11]$ ./a.out</text:span><text:line-break/><text:span text:style-name="T1">     </text:span><text:span text:style-name="T3">418 SampleProgram2.c~</text:span><text:line-break/><text:span text:style-name="T1">       </text:span><text:span text:style-name="T3">0 b.txt</text:span><text:line-break/><text:span text:style-name="T1">     </text:span><text:span text:style-name="T3">422 SampleProgram2.c</text:span><text:line-break/><text:span text:style-name="T1">    </text:span><text:span text:style-name="T3">4096 ..</text:span><text:line-break/><text:span text:style-name="T1">    </text:span><text:span text:style-name="T3">7327 a.out</text:span><text:line-break/><text:span text:style-name="T1">    </text:span><text:span text:style-name="T3">4096 .</text:span><text:line-break/><text:span text:style-name="T3">[eos03:~/Documents/OS/LAB11]$ ls -l</text:span><text:line-break/><text:span text:style-name="T3">total 16</text:span><text:line-break/><text:span text:style-name="T3">-rwx--x--x 1 farnquis users 7327 Nov 17 13:49 a.out</text:span><text:line-break/><text:span text:style-name="T3">-rw------- 1 farnquis users    0 Nov 17 13:22 b.txt</text:span><text:line-break/><text:span text:style-name="T3">-rw------- 1 farnquis users  422 Nov 17 13:49 SampleProgram2.c</text:span><text:line-break/><text:span text:style-name="T3">-rw------- 1 farnquis users  418 Nov 17 13:49 SampleProgram2.c~</text:span><text:line-break/><text:span text:style-name="T3">[eos03:~/Documents/OS/LAB11]$ </text:span><text:line-break/><text:line-break/><text:line-break/><text:line-break/><text:line-break/><text:span text:style-name="T3">3.) The du command uses the depth-first search. You can tell this because in the output, it searches through an entire directory and outputs the size before it moves on to another directory (ie it looked at .wine/drive_c/users/Public, then .wine/drive_c/users, then .wine/drive_c, then .wine, before finally moving to the .mozilla directory). A breadth-first search would have resulted in looking at .wine, then at .mozilla, then at .wine/drive_c, then at .wine/drive_c/users, then finally .wine/drive_c/users/Public.</text:span><text:line-break/><text:line-break/><text:span text:style-name="T3">The default block size is 1024 bytes (if you don’t invoke any switch to change it). You can use -k with the same results as the default du command or you can use a switch to change it such as -m for megabytes or --block-size to use other options.</text:span><text:line-break/><text:line-break/><text:span text:style-name="T3">The usage is reported in blocks because the file system is set up in blocks of memory to allow for better performance when new sections of memory are needed for a file. The files are given whole blocks of memory so that they aren’t overwritten when a new file is written to the disk. </text:span><text:line-break/></text:p>
      <text:p text:style-name="P5">Programming Assignment</text:p>
      <text:p text:style-name="P1"><text:line-break/><text:span text:style-name="T3">#include &lt;stdio.h&gt; </text:span><text:line-break/><text:span text:style-name="T3">#include &lt;stdlib.h&gt; </text:span><text:line-break/><text:span text:style-name="T3">#include &lt;dirent.h&gt; </text:span><text:line-break/><text:span text:style-name="T3">#include &lt;sys/stat.h&gt; </text:span><text:line-break/><text:span text:style-name="T3">#include &lt;sys/types.h&gt;</text:span><text:line-break/><text:span text:style-name="T3">#include &lt;unistd.h&gt;</text:span><text:line-break/><text:line-break/><text:span text:style-name="T3">#include &lt;errno.h&gt;</text:span><text:line-break/><text:line-break/><text:span text:style-name="T3">int main(int argc, char *argv[]) </text:span><text:line-break/><text:span text:style-name="T3">{ </text:span><text:line-break/><text:soft-page-break/><text:span text:style-name="T1">  </text:span><text:span text:style-name="T3">DIR *dirPtr; </text:span><text:line-break/><text:span text:style-name="T1">  </text:span><text:span text:style-name="T3">struct dirent *entryPtr; </text:span><text:line-break/><text:span text:style-name="T1">  </text:span><text:span text:style-name="T3">struct stat st;</text:span><text:line-break/><text:span text:style-name="T1">  </text:span><text:span text:style-name="T3">if((dirPtr = opendir (argv[1])) ==NULL)</text:span><text:line-break/><text:span text:style-name="T1">  </text:span><text:line-break/><text:span text:style-name="T3">{</text:span><text:line-break/><text:span text:style-name="T3">perror ("huh?  there is "); </text:span><text:line-break/><text:span text:style-name="T1">      </text:span><text:span text:style-name="T3">exit(1); </text:span><text:line-break/><text:span text:style-name="T3">}</text:span><text:line-break/><text:span text:style-name="T3">chdir(argv[1]);</text:span><text:line-break/><text:line-break/><text:span text:style-name="T1">  </text:span><text:span text:style-name="T3">while ((entryPtr = readdir (dirPtr))) {</text:span><text:line-break/><text:span text:style-name="T3">//printf("%p\n",&amp;dirPtr); </text:span><text:line-break/><text:span text:style-name="T1">    </text:span><text:span text:style-name="T3">if( stat(entryPtr-&gt;d_name, &amp;st) &lt; 0)</text:span><text:line-break/><text:span text:style-name="T3">{</text:span><text:line-break/><text:span text:style-name="T3">perror ("huh?  there is "); </text:span><text:line-break/><text:span text:style-name="T1">      </text:span><text:span text:style-name="T3">exit(1); </text:span><text:line-break/><text:span text:style-name="T3">}</text:span><text:line-break/><text:line-break/><text:span text:style-name="T1">     </text:span><text:span text:style-name="T3">printf ("%9zu\t",st.st_ino);</text:span><text:line-break/><text:span text:style-name="T1">     </text:span><text:span text:style-name="T3">printf ("%s\n", entryPtr-&gt;d_name);</text:span><text:line-break/><text:span text:style-name="T1">     </text:span><text:line-break/><text:span text:style-name="T1">  </text:span><text:span text:style-name="T3">}</text:span><text:line-break/><text:span text:style-name="T1">  </text:span><text:span text:style-name="T3">closedir (dirPtr); </text:span><text:line-break/><text:span text:style-name="T1">  </text:span><text:span text:style-name="T3">return 0; </text:span><text:line-break/><text:span text:style-name="T3">}</text:span><text:line-break/><text:line-break/><text:line-break/><text:span text:style-name="T3">OUTPUT:</text:span><text:line-break/><text:line-break/><text:span text:style-name="T3">[eos03:~/Documents/OS/LAB11]$ ./a.out .</text:span><text:line-break/><text:span text:style-name="T3">271696069 SampleProgram2.c~</text:span><text:line-break/><text:span text:style-name="T3">271696070 b.txt</text:span><text:line-break/><text:span text:style-name="T3">271696071 SampleProgram2.c</text:span><text:line-break/><text:span text:style-name="T3">271696055 program.c</text:span><text:line-break/><text:span text:style-name="T3">271695873 ..</text:span><text:line-break/><text:span text:style-name="T3">271696066 a.out</text:span><text:line-break/><text:span text:style-name="T3">271696067 .</text:span><text:line-break/><text:line-break/><text:span text:style-name="T3">[eos03:~/Documents/OS/LAB11]$ ./a.out ..</text:span><text:line-break/><text:span text:style-name="T3">271695890 SampleProgram2.c~</text:span><text:line-break/><text:span text:style-name="T3">271695886 LAB2</text:span><text:line-break/><text:span text:style-name="T3">271695887 SampleProgram3.c~</text:span><text:line-break/><text:span text:style-name="T3">271695940 PROJECT1</text:span><text:line-break/><text:span text:style-name="T3">271695953 LAB4</text:span><text:line-break/><text:span text:style-name="T3">271696008 LAB7</text:span><text:line-break/><text:span text:style-name="T3">271696000 LAB6</text:span><text:line-break/><text:span text:style-name="T3">271696022 LAB8</text:span><text:line-break/><text:span text:style-name="T3">271695912 LAB3</text:span><text:line-break/><text:span text:style-name="T3">271696068 LAB12</text:span><text:line-break/><text:span text:style-name="T3">271695888 logfilename.log</text:span><text:line-break/><text:soft-page-break/><text:span text:style-name="T3">328089602 b.out</text:span><text:line-break/><text:span text:style-name="T3">271695891 SampleProgram2.c</text:span><text:line-break/><text:span text:style-name="T3">271696024 LAB9</text:span><text:line-break/><text:span text:style-name="T3">161153058 ..</text:span><text:line-break/><text:span text:style-name="T3">271695948 a.out</text:span><text:line-break/><text:span text:style-name="T3">271695954 Memory Project</text:span><text:line-break/><text:span text:style-name="T3">271695885 SampleProgram1.c</text:span><text:line-break/><text:span text:style-name="T3">328089606 OriginalSampleProgram2.c</text:span><text:line-break/><text:span text:style-name="T3">271696067 LAB11</text:span><text:line-break/><text:span text:style-name="T3">271695873 .</text:span><text:line-break/><text:span text:style-name="T3">271695892 SampleProgram3.c</text:span><text:line-break/><text:line-break/><text:lin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2-01T13:47:12</dc:date>
    <dc:creator>Welsh </dc:creator>
    <meta:generator>LibreOffice/3.3$Unix LibreOffice_project/330m19$Build-301</meta:generator>
    <meta:document-statistic meta:table-count="0" meta:image-count="0" meta:object-count="0" meta:page-count="4" meta:paragraph-count="7" meta:word-count="579" meta:character-count="4428"/>
    <meta:editing-duration>PT5S</meta:editing-duration>
    <meta:editing-cycles>1</meta:editing-cycles>
  </office:meta>
</office:document-meta>
</file>